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4">
            <text:p>T-2694</text:p>
          </table:table-cell>
          <table:table-cell office:value-type="float" office:value="79.3782">
            <text:p>79.3782</text:p>
          </table:table-cell>
          <table:table-cell office:value-type="float" office:value="22.0778">
            <text:p>22.0778</text:p>
          </table:table-cell>
          <table:table-cell office:value-type="float" office:value="4100.0">
            <text:p>4100.0</text:p>
          </table:table-cell>
          <table:table-cell office:value-type="float" office:value="90.0">
            <text:p>90.0</text:p>
          </table:table-cell>
          <table:table-cell office:value-type="string" office:value="Salix">
            <text:p>Sal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7">
            <text:p>9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4">
            <text:p>T-2504</text:p>
          </table:table-cell>
          <table:table-cell office:value-type="float" office:value="79.4104">
            <text:p>79.4104</text:p>
          </table:table-cell>
          <table:table-cell office:value-type="float" office:value="22.0205">
            <text:p>22.0205</text:p>
          </table:table-cell>
          <table:table-cell office:value-type="float" office:value="8800.0">
            <text:p>880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9.3">
            <text:p>49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10">
            <text:p>T-2510</text:p>
          </table:table-cell>
          <table:table-cell office:value-type="float" office:value="79.3904">
            <text:p>79.3904</text:p>
          </table:table-cell>
          <table:table-cell office:value-type="float" office:value="22.074">
            <text:p>22.074</text:p>
          </table:table-cell>
          <table:table-cell office:value-type="float" office:value="5670.0">
            <text:p>5670.0</text:p>
          </table:table-cell>
          <table:table-cell office:value-type="float" office:value="90.0">
            <text:p>9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7">
            <text:p>16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11">
            <text:p>T-2511</text:p>
          </table:table-cell>
          <table:table-cell office:value-type="float" office:value="79.3753">
            <text:p>79.3753</text:p>
          </table:table-cell>
          <table:table-cell office:value-type="float" office:value="22.0932">
            <text:p>22.0932</text:p>
          </table:table-cell>
          <table:table-cell office:value-type="float" office:value="3520.0">
            <text:p>3520.0</text:p>
          </table:table-cell>
          <table:table-cell office:value-type="float" office:value="70.0">
            <text:p>7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12">
            <text:p>T-2512</text:p>
          </table:table-cell>
          <table:table-cell office:value-type="float" office:value="79.3725">
            <text:p>79.3725</text:p>
          </table:table-cell>
          <table:table-cell office:value-type="float" office:value="22.0994">
            <text:p>22.0994</text:p>
          </table:table-cell>
          <table:table-cell office:value-type="float" office:value="1570.0">
            <text:p>1570.0</text:p>
          </table:table-cell>
          <table:table-cell office:value-type="float" office:value="70.0">
            <text:p>7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2">
            <text:p>T-2692</text:p>
          </table:table-cell>
          <table:table-cell office:value-type="float" office:value="79.376">
            <text:p>79.376</text:p>
          </table:table-cell>
          <table:table-cell office:value-type="float" office:value="22.1186">
            <text:p>22.1186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3">
            <text:p>T-2693</text:p>
          </table:table-cell>
          <table:table-cell office:value-type="float" office:value="79.3766">
            <text:p>79.3766</text:p>
          </table:table-cell>
          <table:table-cell office:value-type="float" office:value="22.0807">
            <text:p>22.0807</text:p>
          </table:table-cell>
          <table:table-cell office:value-type="float" office:value="4020.0">
            <text:p>4020.0</text:p>
          </table:table-cell>
          <table:table-cell office:value-type="float" office:value="100.0">
            <text:p>10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5">
            <text:p>T-2695</text:p>
          </table:table-cell>
          <table:table-cell office:value-type="float" office:value="79.4048">
            <text:p>79.4048</text:p>
          </table:table-cell>
          <table:table-cell office:value-type="float" office:value="22.0292">
            <text:p>22.0292</text:p>
          </table:table-cell>
          <table:table-cell office:value-type="float" office:value="8770.0">
            <text:p>8770.0</text:p>
          </table:table-cell>
          <table:table-cell office:value-type="float" office:value="120.0">
            <text:p>12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2">
            <text:p>41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6">
            <text:p>T-2696</text:p>
          </table:table-cell>
          <table:table-cell office:value-type="float" office:value="79.4061">
            <text:p>79.4061</text:p>
          </table:table-cell>
          <table:table-cell office:value-type="float" office:value="22.0164">
            <text:p>22.0164</text:p>
          </table:table-cell>
          <table:table-cell office:value-type="float" office:value="8890.0">
            <text:p>8890.0</text:p>
          </table:table-cell>
          <table:table-cell office:value-type="float" office:value="130.0">
            <text:p>130.0</text:p>
          </table:table-cell>
          <table:table-cell office:value-type="string" office:value="Piceae">
            <text:p>Picea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3.8">
            <text:p>43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7">
            <text:p>T-2697</text:p>
          </table:table-cell>
          <table:table-cell office:value-type="float" office:value="79.415">
            <text:p>79.415</text:p>
          </table:table-cell>
          <table:table-cell office:value-type="float" office:value="22.0337">
            <text:p>22.0337</text:p>
          </table:table-cell>
          <table:table-cell office:value-type="float" office:value="9130.0">
            <text:p>913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0.3">
            <text:p>50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699">
            <text:p>T-2699</text:p>
          </table:table-cell>
          <table:table-cell office:value-type="float" office:value="79.3867">
            <text:p>79.3867</text:p>
          </table:table-cell>
          <table:table-cell office:value-type="float" office:value="22.0778">
            <text:p>22.0778</text:p>
          </table:table-cell>
          <table:table-cell office:value-type="float" office:value="4970.0">
            <text:p>4970.0</text:p>
          </table:table-cell>
          <table:table-cell office:value-type="float" office:value="60.0">
            <text:p>6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">
            <text:p>13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7">
            <text:p>T-2507</text:p>
          </table:table-cell>
          <table:table-cell office:value-type="float" office:value="79.4018">
            <text:p>79.4018</text:p>
          </table:table-cell>
          <table:table-cell office:value-type="float" office:value="22.0364">
            <text:p>22.0364</text:p>
          </table:table-cell>
          <table:table-cell office:value-type="float" office:value="8150.0">
            <text:p>8150.0</text:p>
          </table:table-cell>
          <table:table-cell office:value-type="float" office:value="100.0">
            <text:p>100.0</text:p>
          </table:table-cell>
          <table:table-cell office:value-type="string" office:value="Salix">
            <text:p>Sal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3">
            <text:p>34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6">
            <text:p>T-2506</text:p>
          </table:table-cell>
          <table:table-cell office:value-type="float" office:value="79.4052">
            <text:p>79.4052</text:p>
          </table:table-cell>
          <table:table-cell office:value-type="float" office:value="22.0352">
            <text:p>22.0352</text:p>
          </table:table-cell>
          <table:table-cell office:value-type="float" office:value="8200.0">
            <text:p>820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9.3">
            <text:p>39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5">
            <text:p>T-2505</text:p>
          </table:table-cell>
          <table:table-cell office:value-type="float" office:value="79.4091">
            <text:p>79.4091</text:p>
          </table:table-cell>
          <table:table-cell office:value-type="float" office:value="22.0178">
            <text:p>22.0178</text:p>
          </table:table-cell>
          <table:table-cell office:value-type="float" office:value="8780.0">
            <text:p>878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6.2">
            <text:p>46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9">
            <text:p>T-2509</text:p>
          </table:table-cell>
          <table:table-cell office:value-type="float" office:value="79.3966">
            <text:p>79.3966</text:p>
          </table:table-cell>
          <table:table-cell office:value-type="float" office:value="22.0825">
            <text:p>22.0825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6">
            <text:p>22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2">
            <text:p>T-2502</text:p>
          </table:table-cell>
          <table:table-cell office:value-type="float" office:value="79.4173">
            <text:p>79.4173</text:p>
          </table:table-cell>
          <table:table-cell office:value-type="float" office:value="22.0378">
            <text:p>22.0378</text:p>
          </table:table-cell>
          <table:table-cell office:value-type="float" office:value="9640.0">
            <text:p>9640.0</text:p>
          </table:table-cell>
          <table:table-cell office:value-type="float" office:value="140.0">
            <text:p>14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8.2">
            <text:p>58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508">
            <text:p>T-2508</text:p>
          </table:table-cell>
          <table:table-cell office:value-type="float" office:value="79.3987">
            <text:p>79.3987</text:p>
          </table:table-cell>
          <table:table-cell office:value-type="float" office:value="22.0423">
            <text:p>22.0423</text:p>
          </table:table-cell>
          <table:table-cell office:value-type="float" office:value="7440.0">
            <text:p>7440.0</text:p>
          </table:table-cell>
          <table:table-cell office:value-type="float" office:value="110.0">
            <text:p>11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9">
            <text:p>28.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395">
            <text:p>T-2395</text:p>
          </table:table-cell>
          <table:table-cell office:value-type="float" office:value="79.3828">
            <text:p>79.3828</text:p>
          </table:table-cell>
          <table:table-cell office:value-type="float" office:value="22.0959">
            <text:p>22.0959</text:p>
          </table:table-cell>
          <table:table-cell office:value-type="float" office:value="4650.0">
            <text:p>4650.0</text:p>
          </table:table-cell>
          <table:table-cell office:value-type="float" office:value="90.0">
            <text:p>90.0</text:p>
          </table:table-cell>
          <table:table-cell office:value-type="string" office:value="Piceae">
            <text:p>Picea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394">
            <text:p>T-2394</text:p>
          </table:table-cell>
          <table:table-cell office:value-type="float" office:value="79.4133">
            <text:p>79.4133</text:p>
          </table:table-cell>
          <table:table-cell office:value-type="float" office:value="21.9746">
            <text:p>21.9746</text:p>
          </table:table-cell>
          <table:table-cell office:value-type="float" office:value="9630.0">
            <text:p>9630.0</text:p>
          </table:table-cell>
          <table:table-cell office:value-type="float" office:value="120.0">
            <text:p>12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7.5">
            <text:p>67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  <table:table-row>
          <table:table-cell office:value-type="string" office:value="Svartknausflya">
            <text:p>Svartknausflya</text:p>
          </table:table-cell>
          <table:table-cell office:value-type="string" office:value="radiocarbon">
            <text:p>radiocarbon</text:p>
          </table:table-cell>
          <table:table-cell office:value-type="string" office:value="T-2396">
            <text:p>T-2396</text:p>
          </table:table-cell>
          <table:table-cell office:value-type="float" office:value="79.3859">
            <text:p>79.3859</text:p>
          </table:table-cell>
          <table:table-cell office:value-type="float" office:value="22.1166">
            <text:p>22.1166</text:p>
          </table:table-cell>
          <table:table-cell office:value-type="float" office:value="4560.0">
            <text:p>4560.0</text:p>
          </table:table-cell>
          <table:table-cell office:value-type="float" office:value="80.0">
            <text:p>8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vigsen1978">
            <text:p>Salvigsen19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